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style:font-size-asian="20pt" style:font-name-complex="Arial1" style:font-size-complex="20pt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20pt" style:font-size-asian="20pt" style:font-name-complex="Arial1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e la luz</text:p>
      <text:p text:style-name="P1"/>
      <text:p text:style-name="P2"/>
      <text:p text:style-name="P2">Abre tus ojitos</text:p>
      <text:p text:style-name="P2">Entre mis brazos.</text:p>
      <text:p text:style-name="P2">despierta… despierta…</text:p>
      <text:p text:style-name="P2"/>
      <text:p text:style-name="P2">Ven muy lentamente</text:p>
      <text:p text:style-name="P2">Escucha mi voz</text:p>
      <text:p text:style-name="P2">Que traerá tu alma a mí.</text:p>
      <text:p text:style-name="P2"/>
      <text:p text:style-name="P2">Tráeme la luz al corazón</text:p>
      <text:p text:style-name="P2">Abre tus ojos y así iluminarás en mí la parte más vital.</text:p>
      <text:p text:style-name="P2"/>
      <text:p text:style-name="P2">Y entre las olas,</text:p>
      <text:p text:style-name="P2">bebe amanecer.</text:p>
      <text:p text:style-name="P2">Toca la piel del estelar.</text:p>
      <text:p text:style-name="P2"/>
      <text:p text:style-name="P2">Lléname de otoño</text:p>
      <text:p text:style-name="P2">pintado en tu piel</text:p>
      <text:p text:style-name="P2">y al terminar aquí estaré.</text:p>
      <text:p text:style-name="P2"/>
      <text:p text:style-name="P2">Llama mi nombre otra vez.</text:p>
      <text:p text:style-name="P2">Dile a tu sueño que después regresarás a él… que nunca morirá.</text:p>
      <text:p text:style-name="P2"/>
      <text:p text:style-name="P2">Vive un día mi amor y</text:p>
      <text:p text:style-name="P2">confía en que nunca dejaré que te olvides de soñar siempre al terminar de amar.</text:p>
      <text:p text:style-name="P2"/>
      <text:p text:style-name="P2">De Renich</text:p>
      <text:p text:style-name="P2"/>
      <text:p text:style-name="P2">Para Yay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enich</meta:initial-creator>
    <meta:creation-date>2003-08-22T18:37:00</meta:creation-date>
    <dc:creator>Renich</dc:creator>
    <dc:date>2003-08-22T18:44:00</dc:dat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05" meta:character-count="523"/>
  </office:meta>
</office:document-meta>
</file>